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ente enfoque. El tono introspectivo y reflexivo que propones es perfecto para introducir el concepto de “ciclo de vida” de forma accesible y emocionalmente resonante. Lo que planteas es más que una definición: es una pequeña meditación guiada. Y eso es exactamente lo que este libro necesita.</text:p>
      <text:p text:style-name="Horizontal_20_Line"/>
      <text:h text:style-name="Heading_20_3" text:outline-level="3">🎯 Objetivo de la sección</text:h>
      <text:list xml:id="list609954127" text:style-name="L1">
        <text:list-item>
          <text:p text:style-name="P1">Introducir el concepto de "ciclo de vida" <text:span text:style-name="Strong_20_Emphasis">desde la experiencia personal del lector</text:span>.</text:p>
        </text:list-item>
        <text:list-item>
          <text:p text:style-name="P1">Ayudarle a reconocer este patrón en su propia vida, en las cosas que ama, en las que pierde, y en las que construye.</text:p>
        </text:list-item>
        <text:list-item>
          <text:p text:style-name="P1">A través de ese reconocimiento, establecer una base conceptual sólida y emocional que nos permita luego utilizar este mismo patrón dentro del sistema lógico.</text:p>
        </text:list-item>
      </text:list>
      <text:p text:style-name="Horizontal_20_Line"/>
      <text:h text:style-name="Heading_20_3" text:outline-level="3">💡 Ideas clave que podrían incluirse</text:h>
      <text:p text:style-name="Text_20_body">Aquí te propongo un conjunto de ideas posibles para construir esa narrativa:</text:p>
      <text:list xml:id="list1472043333" text:style-name="L2">
        <text:list-item>
          <text:p text:style-name="P2"><text:span text:style-name="Strong_20_Emphasis">Todo tiene un comienzo y un fin</text:span></text:p>
          <text:list>
            <text:list-item>
              <text:p text:style-name="P2">Una frase casi universal. Algo que todos comprenden, pero rara vez detienen su marcha para meditar en ello.</text:p>
            </text:list-item>
          </text:list>
        </text:list-item>
        <text:list-item>
          <text:p text:style-name="P2"><text:span text:style-name="Strong_20_Emphasis">Lo que vive, cambia</text:span></text:p>
          <text:list>
            <text:list-item>
              <text:p text:style-name="P2">El ciclo no es solo un “inicio-fin”, sino un proceso: crecimiento, transformación, maduración, declive. A veces incluso renacimiento.</text:p>
            </text:list-item>
          </text:list>
        </text:list-item>
        <text:list-item>
          <text:p text:style-name="P2"><text:span text:style-name="Strong_20_Emphasis">Vemos ciclos en todas partes</text:span></text:p>
          <text:list>
            <text:list-item>
              <text:p text:style-name="P2">En objetos: una lámpara, una casa, un libro.</text:p>
            </text:list-item>
            <text:list-item>
              <text:p text:style-name="P2">En relaciones: una amistad, un amor, una familia.</text:p>
            </text:list-item>
            <text:list-item>
              <text:p text:style-name="P2">En nosotros mismos: un trabajo, una pasión, una etapa de vida.</text:p>
            </text:list-item>
          </text:list>
        </text:list-item>
        <text:list-item>
          <text:p text:style-name="P2"><text:span text:style-name="Strong_20_Emphasis">Aceptar el ciclo da sentido</text:span></text:p>
          <text:list>
            <text:list-item>
              <text:p text:style-name="P2">Al entender que todo es parte de un ciclo, aceptamos mejor el cambio, la pérdida, el inicio de lo nuevo. Esto puede dar paz y dirección.</text:p>
            </text:list-item>
          </text:list>
        </text:list-item>
        <text:list-item>
          <text:p text:style-name="P2"><text:span text:style-name="Strong_20_Emphasis">El valor de una vida no está en su duración</text:span></text:p>
          <text:list>
            <text:list-item>
              <text:p text:style-name="P2">Aquí se puede introducir suavemente la idea de que lo importante no es cuánto dura una vida, sino qué función cumple dentro de un proceso más grande.</text:p>
            </text:list-item>
          </text:list>
        </text:list-item>
        <text:list-item>
          <text:p text:style-name="P2"><text:span text:style-name="Strong_20_Emphasis">Un patrón universal, simple, pero poderoso</text:span></text:p>
          <text:list>
            <text:list-item>
              <text:p text:style-name="P2">Es tan básico que lo pasamos por alto. Pero es uno de los grandes principios de organización de la existencia.</text:p>
            </text:list-item>
          </text:list>
        </text:list-item>
      </text:list>
      <text:p text:style-name="Horizontal_20_Line"><text:soft-page-break/></text:p>
      <text:h text:style-name="Heading_20_3" text:outline-level="3">🧱 Estructura sugerida para la sección</text:h>
      <text:p text:style-name="Text_20_body">Podemos dividir la sección en <text:span text:style-name="Strong_20_Emphasis">cuatro partes suaves</text:span>, como si fueran los movimientos de una meditación o una breve charla inspiradora:</text:p>
      <text:p text:style-name="Horizontal_20_Line"/>
      <text:h text:style-name="Heading_20_4" text:outline-level="4"><text:span text:style-name="Strong_20_Emphasis">1. Un principio, un final (y todo lo que hay en medio)</text:span></text:h>
      <text:list xml:id="list2398408229" text:style-name="L3">
        <text:list-item>
          <text:p text:style-name="P3">Introducción suave, reflexiva.</text:p>
        </text:list-item>
        <text:list-item>
          <text:p text:style-name="P3">Frases como: <text:span text:style-name="Emphasis">“Todo comienza. Todo termina. Y todo lo que importa sucede en medio.”</text:span></text:p>
        </text:list-item>
        <text:list-item>
          <text:p text:style-name="P3">Mencionar cómo esta observación nace de nuestra experiencia humana.</text:p>
        </text:list-item>
      </text:list>
      <text:p text:style-name="Horizontal_20_Line"/>
      <text:h text:style-name="Heading_20_4" text:outline-level="4"><text:span text:style-name="Strong_20_Emphasis">2. Los ciclos en las cosas cotidianas</text:span></text:h>
      <text:list xml:id="list3301288852" text:style-name="L4">
        <text:list-item>
          <text:p text:style-name="P4">Listado emocional y evocador de ejemplos de la vida diaria.</text:p>
        </text:list-item>
        <text:list-item>
          <text:p text:style-name="P4">Cómo este patrón aparece en objetos, proyectos, vínculos, etapas personales.</text:p>
        </text:list-item>
        <text:list-item>
          <text:p text:style-name="P4">El lector se verá reflejado.</text:p>
        </text:list-item>
      </text:list>
      <text:p text:style-name="Horizontal_20_Line"/>
      <text:h text:style-name="Heading_20_4" text:outline-level="4"><text:span text:style-name="Strong_20_Emphasis">3. Comprender el ciclo: la forma en que la vida se organiza</text:span></text:h>
      <text:list xml:id="list323706056" text:style-name="L5">
        <text:list-item>
          <text:p text:style-name="P5">Transición suave a una visión un poco más estructurada: el ciclo como una <text:span text:style-name="Strong_20_Emphasis">forma natural de gestionar el cambio</text:span>.</text:p>
        </text:list-item>
        <text:list-item>
          <text:p text:style-name="P5">La idea de que el ciclo es <text:span text:style-name="Emphasis">una estrategia de la vida para renovarse, para continuar, para crecer</text:span>.</text:p>
        </text:list-item>
      </text:list>
      <text:p text:style-name="Horizontal_20_Line"/>
      <text:h text:style-name="Heading_20_4" text:outline-level="4"><text:span text:style-name="Strong_20_Emphasis">4. Tu vida también es un ciclo</text:span></text:h>
      <text:list xml:id="list416801941" text:style-name="L6">
        <text:list-item>
          <text:p text:style-name="P6">Conexión personal.</text:p>
        </text:list-item>
        <text:list-item>
          <text:p text:style-name="P6">Reflexión: aunque no lo veas, tu vida también sigue este patrón. Y eso no le quita valor; se lo da.</text:p>
        </text:list-item>
        <text:list-item>
          <text:p text:style-name="P6">Preámbulo a la idea de que <text:span text:style-name="Strong_20_Emphasis">el ciclo es lo que permite que tú seas parte de algo mayor</text:span>.</text:p>
        </text:list-item>
      </text:list>
      <text:p text:style-name="Quotations"><text:span text:style-name="Emphasis">"No eres eterno. Pero formas parte de algo que sí lo es."</text:span></text:p>
      <text:p text:style-name="Horizontal_20_Line"/>
      <text:h text:style-name="Heading_20_3" text:outline-level="3"><text:soft-page-break/>✅ Próximo paso</text:h>
      <text:p text:style-name="Text_20_body">¿Quieres que escribamos esta sección ahora siguiendo esta estructura y tono?<text:line-break/>Podemos desarrollar cada una de las cuatro partes como pequeños bloques conectados.<text:line-break/>O, si prefieres, puedo darte el texto completo como un primer borrador fluido, listo para revisar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2T20:12:07.004000000</meta:creation-date>
    <dc:date>2025-07-22T20:15:20.668000000</dc:date>
    <meta:editing-duration>PT3M14S</meta:editing-duration>
    <meta:editing-cycles>1</meta:editing-cycles>
    <meta:document-statistic meta:table-count="0" meta:image-count="0" meta:object-count="0" meta:page-count="3" meta:paragraph-count="41" meta:word-count="579" meta:character-count="3234" meta:non-whitespace-character-count="2724"/>
    <meta:generator>LibreOffice/7.3.5.2$Windows_X86_64 LibreOffice_project/184fe81b8c8c30d8b5082578aee2fed2ea847c01</meta:generator>
  </office:meta>
</office:document-meta>
</file>